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top="0in" fo:margin-bottom="0in" style:contextual-spacing="false" fo:line-height="200%"/>
    </style:style>
    <style:style style:name="P2" style:family="paragraph" style:parent-style-name="Text_20_body" style:list-style-name="L1">
      <style:paragraph-properties fo:margin-top="0in" fo:margin-bottom="0in" style:contextual-spacing="false" fo:line-height="200%"/>
      <style:text-properties officeooo:paragraph-rsid="00112f89"/>
    </style:style>
    <style:style style:name="P3" style:family="paragraph" style:parent-style-name="Text_20_body">
      <style:paragraph-properties fo:margin-top="0in" fo:margin-bottom="0in" style:contextual-spacing="false" fo:line-height="200%"/>
      <style:text-properties officeooo:paragraph-rsid="00087cef"/>
    </style:style>
    <style:style style:name="P4" style:family="paragraph" style:parent-style-name="Text_20_body">
      <style:paragraph-properties fo:margin-top="0in" fo:margin-bottom="0in" style:contextual-spacing="false" fo:line-height="200%"/>
      <style:text-properties officeooo:rsid="000bc5f1" officeooo:paragraph-rsid="000bc5f1"/>
    </style:style>
    <style:style style:name="P5" style:family="paragraph" style:parent-style-name="Text_20_body">
      <style:paragraph-properties fo:margin-top="0in" fo:margin-bottom="0in" style:contextual-spacing="false" fo:line-height="100%"/>
      <style:text-properties officeooo:rsid="000c9020" officeooo:paragraph-rsid="000c9020"/>
    </style:style>
    <style:style style:name="P6" style:family="paragraph" style:parent-style-name="Text_20_body">
      <style:paragraph-properties fo:margin-top="0in" fo:margin-bottom="0in" style:contextual-spacing="false" fo:line-height="100%"/>
      <style:text-properties officeooo:rsid="000c9020" officeooo:paragraph-rsid="000d393c"/>
    </style:style>
    <style:style style:name="P7" style:family="paragraph" style:parent-style-name="Text_20_body">
      <style:paragraph-properties fo:margin-top="0in" fo:margin-bottom="0in" style:contextual-spacing="false" fo:line-height="100%"/>
      <style:text-properties officeooo:rsid="000c9020" officeooo:paragraph-rsid="000f267e"/>
    </style:style>
    <style:style style:name="P8" style:family="paragraph" style:parent-style-name="Text_20_body">
      <style:paragraph-properties fo:margin-top="0in" fo:margin-bottom="0in" style:contextual-spacing="false" fo:line-height="100%"/>
      <style:text-properties officeooo:rsid="000c9020" officeooo:paragraph-rsid="000fb770"/>
    </style:style>
    <style:style style:name="P9" style:family="paragraph" style:parent-style-name="Text_20_body">
      <style:paragraph-properties fo:margin-top="0in" fo:margin-bottom="0in" style:contextual-spacing="false" fo:line-height="200%"/>
      <style:text-properties officeooo:rsid="00112f89" officeooo:paragraph-rsid="0012dc9f"/>
    </style:style>
    <style:style style:name="P10" style:family="paragraph" style:parent-style-name="Text_20_body">
      <style:paragraph-properties fo:margin-top="0in" fo:margin-bottom="0in" style:contextual-spacing="false" fo:line-height="100%"/>
      <style:text-properties officeooo:paragraph-rsid="00112f89"/>
    </style:style>
    <style:style style:name="P11" style:family="paragraph" style:parent-style-name="Text_20_body">
      <style:paragraph-properties fo:margin-top="0in" fo:margin-bottom="0in" style:contextual-spacing="false" fo:line-height="100%"/>
      <style:text-properties officeooo:paragraph-rsid="00161965"/>
    </style:style>
    <style:style style:name="P12" style:family="paragraph" style:parent-style-name="Text_20_body">
      <style:paragraph-properties fo:margin-top="0in" fo:margin-bottom="0in" style:contextual-spacing="false" fo:line-height="100%"/>
      <style:text-properties officeooo:paragraph-rsid="0017c621"/>
    </style:style>
    <style:style style:name="P13" style:family="paragraph" style:parent-style-name="Text_20_body">
      <style:paragraph-properties fo:margin-top="0in" fo:margin-bottom="0in" style:contextual-spacing="false" fo:line-height="200%"/>
      <style:text-properties officeooo:rsid="00185d2e" officeooo:paragraph-rsid="00185d2e"/>
    </style:style>
    <style:style style:name="P14" style:family="paragraph" style:parent-style-name="Text_20_body">
      <style:paragraph-properties fo:margin-top="0in" fo:margin-bottom="0in" style:contextual-spacing="false" fo:line-height="100%"/>
      <style:text-properties officeooo:rsid="00185d2e" officeooo:paragraph-rsid="00185d2e"/>
    </style:style>
    <style:style style:name="P15" style:family="paragraph" style:parent-style-name="Text_20_body">
      <style:paragraph-properties fo:margin-top="0in" fo:margin-bottom="0in" style:contextual-spacing="false" fo:line-height="200%"/>
      <style:text-properties officeooo:rsid="00191aaf" officeooo:paragraph-rsid="00191aaf"/>
    </style:style>
    <style:style style:name="P16" style:family="paragraph" style:parent-style-name="Text_20_body">
      <style:paragraph-properties fo:margin-top="0in" fo:margin-bottom="0in" style:contextual-spacing="false" fo:line-height="100%"/>
      <style:text-properties officeooo:rsid="00191aaf" officeooo:paragraph-rsid="00191aaf"/>
    </style:style>
    <style:style style:name="T1" style:family="text">
      <style:text-properties officeooo:rsid="0009c65c"/>
    </style:style>
    <style:style style:name="T2" style:family="text">
      <style:text-properties officeooo:rsid="000c9020"/>
    </style:style>
    <style:style style:name="T3" style:family="text">
      <style:text-properties officeooo:rsid="000d393c"/>
    </style:style>
    <style:style style:name="T4" style:family="text">
      <style:text-properties officeooo:rsid="000f267e"/>
    </style:style>
    <style:style style:name="T5" style:family="text">
      <style:text-properties officeooo:rsid="000fb770"/>
    </style:style>
    <style:style style:name="T6" style:family="text">
      <style:text-properties officeooo:rsid="0012dc9f"/>
    </style:style>
    <style:style style:name="T7" style:family="text">
      <style:text-properties officeooo:rsid="00161965"/>
    </style:style>
    <style:style style:name="T8" style:family="text">
      <style:text-properties officeooo:rsid="0017c621"/>
    </style:style>
    <style:style style:name="T9" style:family="text">
      <style:text-properties officeooo:rsid="00191aaf"/>
    </style:style>
    <style:style style:name="T10" style:family="text">
      <style:text-properties officeooo:rsid="001b3954"/>
    </style:style>
    <style:style style:name="T11" style:family="text">
      <style:text-properties officeooo:rsid="001c470e"/>
    </style:style>
    <text:list-style style:name="L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span text:style-name="T10">Modified Horn Clause SLN Resolution Deduction System:</text:span></text:p>
      <text:p text:style-name="P16"><text:span text:style-name="Source_20_Text">#lang racket</text:span></text:p>
      <text:p text:style-name="P16"><text:span text:style-name="Source_20_Text">(require (lib "trace.ss"))</text:span></text:p>
      <text:p text:style-name="P16"><text:span text:style-name="Source_20_Text"/></text:p>
      <text:p text:style-name="P16"><text:span text:style-name="Source_20_Text">(define var? symbol?)</text:span></text:p>
      <text:p text:style-name="P16"><text:span text:style-name="Source_20_Text"/></text:p>
      <text:p text:style-name="P16"><text:span text:style-name="Source_20_Text">(define (apply-subst x e)</text:span></text:p>
      <text:p text:style-name="P16"><text:span text:style-name="Source_20_Text"><text:s text:c="2"/>(cond ((var? x) (let ((p (assoc x e))) (if p (cdr p) x)))</text:span></text:p>
      <text:p text:style-name="P16"><text:span text:style-name="Source_20_Text"><text:s text:c="8"/>((pair? x) (cons (car x)(map (λ(y) (apply-subst y e)) (cdr x))))</text:span></text:p>
      <text:p text:style-name="P16"><text:span text:style-name="Source_20_Text"><text:s text:c="8"/>(else x) ))</text:span></text:p>
      <text:p text:style-name="P16"><text:span text:style-name="Source_20_Text"/></text:p>
      <text:p text:style-name="P16"><text:span text:style-name="Source_20_Text">(define (unify x y e)</text:span></text:p>
      <text:p text:style-name="P16"><text:span text:style-name="Source_20_Text"><text:s text:c="2"/>(define (extend-subst v x e)</text:span></text:p>
      <text:p text:style-name="P16"><text:span text:style-name="Source_20_Text"><text:s text:c="4"/>(cons (cons v x)</text:span></text:p>
      <text:p text:style-name="P16"><text:span text:style-name="Source_20_Text"><text:s text:c="10"/>(map (λ(p) (cons (car p) (apply-subst (cdr p) (list (cons v x))))) e))) <text:s/></text:span></text:p>
      <text:p text:style-name="P16"><text:span text:style-name="Source_20_Text"><text:s text:c="2"/>(define (occur v x)</text:span></text:p>
      <text:p text:style-name="P16"><text:span text:style-name="Source_20_Text"><text:s text:c="4"/>(or (and (var? x) (eq? v x))</text:span></text:p>
      <text:p text:style-name="P16"><text:span text:style-name="Source_20_Text"><text:s text:c="8"/>(and (pair? x)(ormap (λ(y) (occur v y)) (cdr x))) )) <text:s/></text:span></text:p>
      <text:p text:style-name="P16"><text:span text:style-name="Source_20_Text"><text:s text:c="2"/>(and e (let ((x (apply-subst x e))</text:span></text:p>
      <text:p text:style-name="P16"><text:span text:style-name="Source_20_Text"><text:s text:c="15"/>(y (apply-subst y e)))</text:span></text:p>
      <text:p text:style-name="P16"><text:span text:style-name="Source_20_Text"><text:s text:c="11"/>(cond ((equal? x y) e)</text:span></text:p>
      <text:p text:style-name="P16"><text:span text:style-name="Source_20_Text"><text:s text:c="17"/>((var? x) (and (not (occur x y)) (extend-subst x y e)))</text:span></text:p>
      <text:p text:style-name="P16"><text:span text:style-name="Source_20_Text"><text:s text:c="17"/>((var? y) (and (not (occur y x)) (extend-subst y x e)))</text:span></text:p>
      <text:p text:style-name="P16"><text:span text:style-name="Source_20_Text"><text:s text:c="17"/>(else (and (pair? x) (pair? y) (=(length x) (length y))</text:span></text:p>
      <text:p text:style-name="P16"><text:span text:style-name="Source_20_Text"><text:s text:c="28"/>(equal? (car x) (car y)) ; test if operator same</text:span></text:p>
      <text:p text:style-name="P16"><text:span text:style-name="Source_20_Text"><text:s text:c="28"/>(foldl unify e (cdr x) (cdr y)) )) ))))</text:span></text:p>
      <text:p text:style-name="P16"><text:span text:style-name="Source_20_Text"/></text:p>
      <text:p text:style-name="P16"><text:span text:style-name="Source_20_Text">(define (freevarsin x)</text:span></text:p>
      <text:p text:style-name="P16"><text:span text:style-name="Source_20_Text"><text:s text:c="2"/>(cond ((var? x) (list x))</text:span></text:p>
      <text:p text:style-name="P16"><text:span text:style-name="Source_20_Text"><text:s text:c="8"/>((pair? x) (remove-duplicates (append-map freevarsin (cdr x))))</text:span></text:p>
      <text:p text:style-name="P16"><text:span text:style-name="Source_20_Text"><text:s text:c="8"/>(else '()) ))</text:span></text:p>
      <text:p text:style-name="P16"><text:span text:style-name="Source_20_Text"/></text:p>
      <text:p text:style-name="P16"><text:span text:style-name="Source_20_Text">(define (make-var-generator v)</text:span></text:p>
      <text:p text:style-name="P16"><text:span text:style-name="Source_20_Text"><text:s text:c="2"/>(define n 0)</text:span></text:p>
      <text:p text:style-name="P16"><text:span text:style-name="Source_20_Text"><text:s text:c="2"/>(λ()(set! n(+ 1 n))</text:span></text:p>
      <text:p text:style-name="P16"><text:span text:style-name="Source_20_Text"><text:s text:c="4"/>(string-&gt;symbol(string-append</text:span></text:p>
      <text:p text:style-name="P16"><text:span text:style-name="Source_20_Text"><text:s text:c="20"/>(symbol-&gt;string v) (number-&gt;string(- n 1)))) ))</text:span></text:p>
      <text:p text:style-name="P16"><text:span text:style-name="Source_20_Text"/></text:p>
      <text:p text:style-name="P16"><text:span text:style-name="Source_20_Text">(define (rename ids body fresh-id)</text:span></text:p>
      <text:p text:style-name="P16"><text:span text:style-name="Source_20_Text"><text:s text:c="2"/>(apply-subst body(map(λ(id) (cons id (fresh-id))) ids)))</text:span></text:p>
      <text:p text:style-name="P16"><text:soft-page-break/><text:span text:style-name="Source_20_Text"/></text:p>
      <text:p text:style-name="P16"><text:span text:style-name="Source_20_Text">(define (resolve s c)</text:span></text:p>
      <text:p text:style-name="P16"><text:span text:style-name="Source_20_Text"><text:s text:c="2"/>(define (answer? c)</text:span></text:p>
      <text:p text:style-name="P16"><text:span text:style-name="Source_20_Text"><text:s text:c="4"/>(eq? 'answer (caadr c)))</text:span></text:p>
      <text:p text:style-name="P16"><text:span text:style-name="Source_20_Text"><text:s text:c="2"/>(define (move-answer-lit-to-front c)</text:span></text:p>
      <text:p text:style-name="P16"><text:span text:style-name="Source_20_Text"><text:s text:c="4"/>(append (filter (λ(l)(not(answer? l))) c) (filter answer? c)))</text:span></text:p>
      <text:p text:style-name="P16"><text:span text:style-name="Source_20_Text"><text:s text:c="2"/>(define (equate x y e) ; returns '() or ( e )</text:span></text:p>
      <text:p text:style-name="P16"><text:span text:style-name="Source_20_Text"><text:s text:c="4"/>(let ((t (unify x y e))) (if t(list t) '())))</text:span></text:p>
      <text:p text:style-name="P16"><text:span text:style-name="Source_20_Text"><text:s text:c="2"/>(define (equate-lit x y t)</text:span></text:p>
      <text:p text:style-name="P16"><text:span text:style-name="Source_20_Text"><text:s text:c="4"/>(cond ((and (¬? x) (not (¬? y))) (equate(cadr x) y t))</text:span></text:p>
      <text:p text:style-name="P16"><text:span text:style-name="Source_20_Text"><text:s text:c="10"/>((and (¬? y) (not (¬? x))) (equate x (cadr y) t))</text:span></text:p>
      <text:p text:style-name="P16"><text:span text:style-name="Source_20_Text"><text:s text:c="10"/>(else '()) ))</text:span></text:p>
      <text:p text:style-name="P16"><text:span text:style-name="Source_20_Text"><text:s text:c="2"/>;(printf "node =&gt; ~a\n" s)</text:span></text:p>
      <text:p text:style-name="P16"><text:span text:style-name="Source_20_Text"><text:s text:c="2"/>(map (λ(th) (instantiate-clause (move-answer-lit-to-front (append (cdr s) (cdr c))) th))</text:span></text:p>
      <text:p text:style-name="P16"><text:span text:style-name="Source_20_Text"><text:s text:c="7"/>(equate-lit (car s) (car c) '()) ))</text:span></text:p>
      <text:p text:style-name="P16"><text:span text:style-name="Source_20_Text"/></text:p>
      <text:p text:style-name="P16"><text:span text:style-name="Source_20_Text">(define (¬? x) (and (pair? x) (eq? (car x) '¬)))</text:span></text:p>
      <text:p text:style-name="P16"><text:span text:style-name="Source_20_Text"/></text:p>
      <text:p text:style-name="P16"><text:span text:style-name="Source_20_Text">(define (freevarsin-clause c)</text:span></text:p>
      <text:p text:style-name="P16"><text:span text:style-name="Source_20_Text"><text:s text:c="2"/>(remove-duplicates(append-map freevarsin c)))</text:span></text:p>
      <text:p text:style-name="P16"><text:span text:style-name="Source_20_Text"/></text:p>
      <text:p text:style-name="P16"><text:span text:style-name="Source_20_Text">(define (rename-clause c fresh-id)</text:span></text:p>
      <text:p text:style-name="P16"><text:span text:style-name="Source_20_Text"><text:s text:c="2"/>(cdr (rename (freevarsin-clause c) (cons 'or c) fresh-id)))</text:span></text:p>
      <text:p text:style-name="P16"><text:span text:style-name="Source_20_Text"/></text:p>
      <text:p text:style-name="P16"><text:span text:style-name="Source_20_Text">(define (instantiate-clause c e)</text:span></text:p>
      <text:p text:style-name="P16"><text:span text:style-name="Source_20_Text"><text:s text:c="2"/>(map (λ(p) (apply-subst p e)) c))</text:span></text:p>
      <text:p text:style-name="P16"><text:span text:style-name="Source_20_Text"/></text:p>
      <text:p text:style-name="P16"><text:span text:style-name="Source_20_Text">(define (ATP axioms ¬conjecs)</text:span></text:p>
      <text:p text:style-name="P16"><text:span text:style-name="Source_20_Text"><text:s text:c="2"/>(define (move-pos-lit-to-front c)</text:span></text:p>
      <text:p text:style-name="P16"><text:span text:style-name="Source_20_Text"><text:s text:c="4"/>(append (filter (λ(l)(not(¬? l))) c) (filter ¬? c)))</text:span></text:p>
      <text:p text:style-name="P16"><text:span text:style-name="Source_20_Text"><text:s text:c="2"/>(define +axioms (map move-pos-lit-to-front axioms)) <text:s/></text:span></text:p>
      <text:p text:style-name="P16"><text:span text:style-name="Source_20_Text"><text:s text:c="2"/>;(define fresh-id gensym) ;(make-var-generator 'x))</text:span></text:p>
      <text:p text:style-name="P16"><text:span text:style-name="Source_20_Text"><text:s text:c="2"/>(define fresh-id (make-var-generator 'x))</text:span></text:p>
      <text:p text:style-name="P16"><text:span text:style-name="Source_20_Text"><text:s text:c="2"/>(define (res-moves s)</text:span></text:p>
      <text:p text:style-name="P16"><text:span text:style-name="Source_20_Text"><text:s text:c="4"/>(append-map(λ(c) (map(λ(r) (list r c 1)) ; (s a w)</text:span></text:p>
      <text:p text:style-name="P16"><text:span text:style-name="Source_20_Text"><text:s text:c="25"/>(resolve s (rename-clause c fresh-id))))</text:span></text:p>
      <text:p text:style-name="P16"><text:span text:style-name="Source_20_Text"><text:s text:c="15"/>+axioms))</text:span></text:p>
      <text:p text:style-name="P16"><text:span text:style-name="Source_20_Text"><text:s text:c="2"/>;(define res-goal? null?)</text:span></text:p>
      <text:p text:style-name="P16"><text:span text:style-name="Source_20_Text"><text:s text:c="2"/>(define (goal? x) ; check if null or is just (¬(answer ...))</text:span></text:p>
      <text:p text:style-name="P16"><text:span text:style-name="Source_20_Text"><text:s text:c="2"/>(cond ((eq? x '()) #t)</text:span></text:p>
      <text:p text:style-name="P16"><text:span text:style-name="Source_20_Text"><text:s text:c="8"/>((and (eq? 1 (length x)) (pair? x)) (eq? 'answer (first (car(cdr(car x))))))</text:span></text:p>
      <text:p text:style-name="P16"><text:span text:style-name="Source_20_Text"><text:s text:c="8"/>(else #f)) )</text:span></text:p>
      <text:p text:style-name="P16"><text:span text:style-name="Source_20_Text"><text:s text:c="2"/>(define res-heuristic length)</text:span></text:p>
      <text:p text:style-name="P16"><text:span text:style-name="Source_20_Text"><text:s text:c="2"/>(A*-graph-search ¬conjecs goal? res-moves res-heuristic))</text:span></text:p>
      <text:p text:style-name="P16"><text:span text:style-name="Source_20_Text"/></text:p>
      <text:p text:style-name="P16"><text:span text:style-name="Source_20_Text">(require data/heap)</text:span></text:p>
      <text:p text:style-name="P16"><text:soft-page-break/><text:span text:style-name="Source_20_Text">(define(A*-graph-search start goal? moves heuristic)</text:span></text:p>
      <text:p text:style-name="P16"><text:span text:style-name="Source_20_Text"><text:s text:c="2"/>(struct node (state pred move g h f))</text:span></text:p>
      <text:p text:style-name="P16"><text:span text:style-name="Source_20_Text"><text:s text:c="2"/>(define (node&lt;=? x y) (&lt;= (node-f x) (node-f y)))</text:span></text:p>
      <text:p text:style-name="P16"><text:span text:style-name="Source_20_Text"><text:s text:c="2"/>(define Q (make-heap node&lt;=?))</text:span></text:p>
      <text:p text:style-name="P16"><text:span text:style-name="Source_20_Text"><text:s text:c="2"/>(define ht (make-hash))</text:span></text:p>
      <text:p text:style-name="P16"><text:span text:style-name="Source_20_Text"><text:s text:c="2"/>(define (not-in-hash? SAW) (eq? #f (hash-ref ht (get-hash (car SAW)) #f)))</text:span></text:p>
      <text:p text:style-name="P16"><text:span text:style-name="Source_20_Text"><text:s text:c="2"/>(define (print-solution anode)</text:span></text:p>
      <text:p text:style-name="P16"><text:span text:style-name="Source_20_Text"><text:s text:c="4"/>(cond</text:span></text:p>
      <text:p text:style-name="P16"><text:span text:style-name="Source_20_Text"><text:s text:c="6"/>[(null? anode)]</text:span></text:p>
      <text:p text:style-name="P16"><text:span text:style-name="Source_20_Text"><text:s text:c="6"/>[(null? (node-pred anode)) (list (list 'start (node-state anode) (node-g anode) (node-h anode) (node-f anode)))]</text:span></text:p>
      <text:p text:style-name="P16"><text:span text:style-name="Source_20_Text"><text:s text:c="6"/>[else (append (append (print-solution (node-pred anode))) (list (list (node-move anode) (node-state anode) (node-g anode) (node-h anode) (node-f anode))))]))</text:span></text:p>
      <text:p text:style-name="P16"><text:span text:style-name="Source_20_Text"><text:s text:c="2"/>(define (add-SAW-to-heap SAW prev)</text:span></text:p>
      <text:p text:style-name="P16"><text:span text:style-name="Source_20_Text"><text:s text:c="4"/>(let* [(weight (car (cdr (cdr SAW)))) (h (heuristic (car SAW))) (action (car (cdr SAW)))]</text:span></text:p>
      <text:p text:style-name="P16"><text:span text:style-name="Source_20_Text"><text:s text:c="6"/>(let [(g (if (null? prev) weight (+ weight (node-g prev))))]</text:span></text:p>
      <text:p text:style-name="P16"><text:span text:style-name="Source_20_Text"><text:s text:c="8"/>(define f (+ g h))</text:span></text:p>
      <text:p text:style-name="P16"><text:span text:style-name="Source_20_Text"><text:s text:c="8"/>(if (&lt; g 45) (node (car SAW) prev action g h f) '()))))</text:span></text:p>
      <text:p text:style-name="P16"><text:span text:style-name="Source_20_Text"><text:s text:c="2"/>(define (get-hash state) state)</text:span></text:p>
      <text:p text:style-name="P16"><text:span text:style-name="Source_20_Text"><text:s text:c="2"/>(define no-solution 'failure)</text:span></text:p>
      <text:p text:style-name="P16"><text:span text:style-name="Source_20_Text"><text:s text:c="2"/></text:span></text:p>
      <text:p text:style-name="P16"><text:span text:style-name="Source_20_Text"><text:s text:c="2"/>(map (λ(x) (let [(h (heuristic x))] (heap-add! Q (node x '() 'start 0 h h)))) start)</text:span></text:p>
      <text:p text:style-name="P16"><text:span text:style-name="Source_20_Text"><text:s text:c="2"/>(let loop ()</text:span></text:p>
      <text:p text:style-name="P16"><text:span text:style-name="Source_20_Text"><text:s text:c="4"/>(define curr (heap-min Q))</text:span></text:p>
      <text:p text:style-name="P16"><text:span text:style-name="Source_20_Text"><text:s text:c="4"/>(hash-set! ht (get-hash (node-state curr)) curr)</text:span></text:p>
      <text:p text:style-name="P16"><text:span text:style-name="Source_20_Text"><text:s text:c="4"/>(heap-remove-min! Q)N</text:span></text:p>
      <text:p text:style-name="P16"><text:span text:style-name="Source_20_Text"><text:s text:c="4"/>;(printf "~a\n" (length (node-state curr)))</text:span></text:p>
      <text:p text:style-name="P16"><text:span text:style-name="Source_20_Text"><text:s text:c="4"/>(cond</text:span></text:p>
      <text:p text:style-name="P16"><text:span text:style-name="Source_20_Text"><text:s text:c="6"/>[(&gt; (heap-count Q) 150000) (printf "Over 100000 nodes in heap\n") 'failure]</text:span></text:p>
      <text:p text:style-name="P16"><text:span text:style-name="Source_20_Text"><text:s text:c="6"/>[(goal? (node-state curr)) (print-solution curr)]</text:span></text:p>
      <text:p text:style-name="P16"><text:span text:style-name="Source_20_Text"><text:s text:c="6"/>[else</text:span></text:p>
      <text:p text:style-name="P16"><text:span text:style-name="Source_20_Text"><text:s text:c="7"/>(let ([SAWs (filter not-in-hash? (moves (node-state curr)))])</text:span></text:p>
      <text:p text:style-name="P16"><text:span text:style-name="Source_20_Text"><text:s text:c="9"/>(heap-add-all! Q (filter (λ(s) (not (null? s))) (map (λ(x) (add-SAW-to-heap x curr)) SAWs))))</text:span></text:p>
      <text:p text:style-name="P16"><text:span text:style-name="Source_20_Text"><text:s text:c="7"/>(if (= (heap-count Q) 0) no-solution (loop))])))</text:span></text:p>
      <text:p text:style-name="P16"><text:span text:style-name="Source_20_Text"/></text:p>
      <text:p text:style-name="P16"><text:span text:style-name="Source_20_Text">(define block_axioms '(</text:span></text:p>
      <text:p text:style-name="P16"><text:span text:style-name="Source_20_Text"><text:s text:c="23"/>((poss(move b x y s)) (¬(on b x s)) (¬(clear b s)) (¬(clear y s))</text:span></text:p>
      <text:p text:style-name="P16"><text:span text:style-name="Source_20_Text"><text:s text:c="45"/>(¬(block b)) (¬(block y)) (¬(≠ b x)) (¬(≠ b y)) (¬(≠ x y)) )</text:span></text:p>
      <text:p text:style-name="P16"><text:span text:style-name="Source_20_Text"><text:s text:c="23"/>((on b y (move b x y s)) (¬(poss(move b x y s))) )</text:span></text:p>
      <text:p text:style-name="P16"><text:soft-page-break/><text:span text:style-name="Source_20_Text"><text:s text:c="23"/>((clear x (move b x y s)) (¬(poss(move b x y s))) )</text:span></text:p>
      <text:p text:style-name="P16"><text:span text:style-name="Source_20_Text"><text:s text:c="23"/>((on b2 x2(move b x y s)) (¬(on b2 x2 s)) (¬(≠ b2 b))</text:span></text:p>
      <text:p text:style-name="P16"><text:span text:style-name="Source_20_Text"><text:s text:c="49"/>(¬(poss(move b x y s))))</text:span></text:p>
      <text:p text:style-name="P16"><text:span text:style-name="Source_20_Text"><text:s text:c="23"/>((clear y2(move b x y s)) (¬(clear y2 s)) (¬(≠ y2 y))</text:span></text:p>
      <text:p text:style-name="P16"><text:span text:style-name="Source_20_Text"><text:s text:c="49"/>(¬(poss(move b x y s))))</text:span></text:p>
      <text:p text:style-name="P16"><text:span text:style-name="Source_20_Text"><text:s text:c="23"/></text:span></text:p>
      <text:p text:style-name="P16"><text:span text:style-name="Source_20_Text"><text:s text:c="23"/>((poss(movetotable b x s)) (¬(on b x s)) (¬(clear b s))</text:span></text:p>
      <text:p text:style-name="P16"><text:span text:style-name="Source_20_Text"><text:s text:c="50"/>(¬(block b)) (¬(block x)) (¬(≠ b x)))</text:span></text:p>
      <text:p text:style-name="P16"><text:span text:style-name="Source_20_Text"/></text:p>
      <text:p text:style-name="P16"><text:span text:style-name="Source_20_Text"><text:s text:c="23"/>((on b(t) (movetotable b x s)) (¬(poss(movetotable b x s))))</text:span></text:p>
      <text:p text:style-name="P16"><text:span text:style-name="Source_20_Text"><text:s text:c="23"/>((clear x (movetotable b x s)) (¬(poss(movetotable b x s))))</text:span></text:p>
      <text:p text:style-name="P16"><text:span text:style-name="Source_20_Text"><text:s text:c="23"/>((on b2 x2(movetotable b x s)) (¬(on b2 x2 s)) (¬(≠ b2 b))</text:span></text:p>
      <text:p text:style-name="P16"><text:span text:style-name="Source_20_Text"><text:s text:c="54"/>(¬(poss(movetotable b x s))) )</text:span></text:p>
      <text:p text:style-name="P16"><text:span text:style-name="Source_20_Text"><text:s text:c="23"/>((clear y2(movetotable b x s)) (¬(clear y2 s)) (¬(≠ y2 (t)))</text:span></text:p>
      <text:p text:style-name="P16"><text:span text:style-name="Source_20_Text"><text:s text:c="54"/>(¬(poss(movetotable b x s))) )</text:span></text:p>
      <text:p text:style-name="P16"><text:span text:style-name="Source_20_Text"><text:s text:c="23"/></text:span></text:p>
      <text:p text:style-name="P16"><text:span text:style-name="Source_20_Text"><text:s text:c="23"/>;;; distinct objects</text:span></text:p>
      <text:p text:style-name="P16"><text:span text:style-name="Source_20_Text"><text:s text:c="23"/>((≠(a)(b))) ((≠(b)(a)))</text:span></text:p>
      <text:p text:style-name="P16"><text:span text:style-name="Source_20_Text"><text:s text:c="23"/>((≠(a)(c))) ((≠(c)(a)))</text:span></text:p>
      <text:p text:style-name="P16"><text:span text:style-name="Source_20_Text"><text:s text:c="23"/>((≠(b)(c))) ((≠(c)(b)))</text:span></text:p>
      <text:p text:style-name="P16"><text:span text:style-name="Source_20_Text"><text:s text:c="23"/>((≠(a)(t))) ((≠(t)(a)))</text:span></text:p>
      <text:p text:style-name="P16"><text:span text:style-name="Source_20_Text"><text:s text:c="23"/>((≠(b)(t))) ((≠(t)(b)))</text:span></text:p>
      <text:p text:style-name="P16"><text:span text:style-name="Source_20_Text"><text:s text:c="23"/>((≠(c)(t))) ((≠(t)(c))) </text:span></text:p>
      <text:p text:style-name="P16"><text:span text:style-name="Source_20_Text"><text:s text:c="23"/></text:span></text:p>
      <text:p text:style-name="P16"><text:span text:style-name="Source_20_Text"><text:s text:c="23"/>;;; blocks</text:span></text:p>
      <text:p text:style-name="P16"><text:span text:style-name="Source_20_Text"><text:s text:c="23"/>((block(a)))</text:span></text:p>
      <text:p text:style-name="P16"><text:span text:style-name="Source_20_Text"><text:s text:c="23"/>((block(b)))</text:span></text:p>
      <text:p text:style-name="P16"><text:span text:style-name="Source_20_Text"><text:s text:c="23"/>((block(c)))</text:span></text:p>
      <text:p text:style-name="P16"><text:span text:style-name="Source_20_Text"><text:s text:c="23"/></text:span></text:p>
      <text:p text:style-name="P16"><text:span text:style-name="Source_20_Text"><text:s text:c="23"/>;;; fluents for initial state 0</text:span></text:p>
      <text:p text:style-name="P16"><text:span text:style-name="Source_20_Text"><text:s text:c="23"/>((on(b)(t)0))</text:span></text:p>
      <text:p text:style-name="P16"><text:span text:style-name="Source_20_Text"><text:s text:c="23"/>((on(a)(t)0))</text:span></text:p>
      <text:p text:style-name="P16"><text:span text:style-name="Source_20_Text"><text:s text:c="23"/>((on(c)(a)0))</text:span></text:p>
      <text:p text:style-name="P16"><text:span text:style-name="Source_20_Text"><text:s text:c="23"/>((clear(b)0))</text:span></text:p>
      <text:p text:style-name="P16"><text:span text:style-name="Source_20_Text"><text:s text:c="23"/>((clear(c)0))</text:span></text:p>
      <text:p text:style-name="P16"><text:soft-page-break/><text:span text:style-name="Source_20_Text"><text:s text:c="23"/>))</text:span></text:p>
      <text:p text:style-name="P16"><text:span text:style-name="Source_20_Text"/></text:p>
      <text:p text:style-name="P16"><text:span text:style-name="Source_20_Text">(define conj '(((¬(on(a)(b)s)) (¬(on(b)(c)s)) (¬(answer s)) )))</text:span></text:p>
      <text:p text:style-name="P16"><text:span text:style-name="Source_20_Text">(define conj1 '(((¬(on(b)(c)s)) (¬(answer s)) )))</text:span></text:p>
      <text:p text:style-name="P16"><text:span text:style-name="Source_20_Text">(define conj2 '(((¬(on(a)(b)s)) (¬(answer s)) )))</text:span></text:p>
      <text:p text:style-name="P16"><text:span text:style-name="Source_20_Text"/></text:p>
      <text:p text:style-name="P16"><text:span text:style-name="Source_20_Text">;(trace resolve)</text:span></text:p>
      <text:p text:style-name="P16"><text:span text:style-name="Source_20_Text">(time (ATP block_axioms conj))</text:span></text:p>
      <text:p text:style-name="P13"/>
      <text:p text:style-name="P13">2. <text:span text:style-name="T9">Output from Block Worlds example:</text:span></text:p>
      <text:p text:style-name="P14"><text:span text:style-name="Source_20_Text">Welcome to DrRacket, version 5.2.1 [3m].</text:span></text:p>
      <text:p text:style-name="P14"><text:span text:style-name="Source_20_Text">Language: racket; memory limit: 2048 MB.</text:span></text:p>
      <text:p text:style-name="P14"><text:span text:style-name="Source_20_Text">cpu time: 30658 real time: 30709 gc time: 11752</text:span></text:p>
      <text:p text:style-name="P14"><text:span text:style-name="Source_20_Text">'((start ((¬ (on (a) (b) s)) (¬ (answer s))) 0 2 2)</text:span></text:p>
      <text:p text:style-name="P14"><text:span text:style-name="Source_20_Text"><text:s text:c="2"/>(((on b y (move b x y s)) (¬ (poss (move b x y s)))) ((¬ (poss (move (a) x6 (b) x7))) (¬ (answer (move (a) x6 (b) x7)))) 1 2 3)</text:span></text:p>
      <text:p text:style-name="P14"><text:span text:style-name="Source_20_Text"><text:s text:c="2"/>(((poss (move b x y s)) (¬ (on b x s)) (¬ (clear b s)) (¬ (clear y s)) (¬ (block b)) (¬ (block y)) (¬ (≠ b x)) (¬ (≠ b y)) (¬ (≠ x y)))</text:span></text:p>
      <text:p text:style-name="P14"><text:span text:style-name="Source_20_Text"><text:s text:c="3"/>((¬ (on (a) x6 x7)) (¬ (clear (a) x7)) (¬ (clear (b) x7)) (¬ (block (a))) (¬ (block (b))) (¬ (≠ (a) x6)) (¬ (≠ (a) (b))) (¬ (≠ x6 (b))) (¬ (answer (move (a) x6 (b) x7))))</text:span></text:p>
      <text:p text:style-name="P14"><text:span text:style-name="Source_20_Text"><text:s text:c="3"/>2</text:span></text:p>
      <text:p text:style-name="P14"><text:span text:style-name="Source_20_Text"><text:s text:c="3"/>9</text:span></text:p>
      <text:p text:style-name="P14"><text:span text:style-name="Source_20_Text"><text:s text:c="3"/>11)</text:span></text:p>
      <text:p text:style-name="P14"><text:span text:style-name="Source_20_Text"><text:s text:c="2"/>(((on b2 x2 (movetotable b x s)) (¬ (on b2 x2 s)) (¬ (≠ b2 b)) (¬ (poss (movetotable b x s))))</text:span></text:p>
      <text:p text:style-name="P14"><text:span text:style-name="Source_20_Text"><text:s text:c="3"/>((¬ (on (a) x6 x651))</text:span></text:p>
      <text:p text:style-name="P14"><text:span text:style-name="Source_20_Text"><text:s text:c="4"/>(¬ (≠ (a) x649))</text:span></text:p>
      <text:p text:style-name="P14"><text:span text:style-name="Source_20_Text"><text:s text:c="4"/>(¬ (poss (movetotable x649 x650 x651)))</text:span></text:p>
      <text:p text:style-name="P14"><text:span text:style-name="Source_20_Text"><text:s text:c="4"/>(¬ (clear (a) (movetotable x649 x650 x651)))</text:span></text:p>
      <text:p text:style-name="P14"><text:span text:style-name="Source_20_Text"><text:s text:c="4"/>(¬ (clear (b) (movetotable x649 x650 x651)))</text:span></text:p>
      <text:p text:style-name="P14"><text:span text:style-name="Source_20_Text"><text:s text:c="4"/>(¬ (block (a)))</text:span></text:p>
      <text:p text:style-name="P14"><text:span text:style-name="Source_20_Text"><text:s text:c="4"/>(¬ (block (b)))</text:span></text:p>
      <text:p text:style-name="P14"><text:span text:style-name="Source_20_Text"><text:s text:c="4"/>(¬ (≠ (a) x6))</text:span></text:p>
      <text:p text:style-name="P14"><text:span text:style-name="Source_20_Text"><text:s text:c="4"/>(¬ (≠ (a) (b)))</text:span></text:p>
      <text:p text:style-name="P14"><text:span text:style-name="Source_20_Text"><text:s text:c="4"/>(¬ (≠ x6 (b)))</text:span></text:p>
      <text:p text:style-name="P14"><text:span text:style-name="Source_20_Text"><text:s text:c="4"/>(¬ (answer (move (a) x6 (b) (movetotable x649 x650 x651)))))</text:span></text:p>
      <text:p text:style-name="P14"><text:span text:style-name="Source_20_Text"><text:s text:c="3"/>3</text:span></text:p>
      <text:p text:style-name="P14"><text:span text:style-name="Source_20_Text"><text:s text:c="3"/>11</text:span></text:p>
      <text:p text:style-name="P14"><text:span text:style-name="Source_20_Text"><text:s text:c="3"/>14)</text:span></text:p>
      <text:p text:style-name="P14"><text:span text:style-name="Source_20_Text"><text:s text:c="2"/>(((on (a) (t) 0))</text:span></text:p>
      <text:p text:style-name="P14"><text:span text:style-name="Source_20_Text"><text:s text:c="3"/>((¬ (≠ (a) x649))</text:span></text:p>
      <text:p text:style-name="P14"><text:span text:style-name="Source_20_Text"><text:s text:c="4"/>(¬ (poss (movetotable x649 x650 0)))</text:span></text:p>
      <text:p text:style-name="P14"><text:span text:style-name="Source_20_Text"><text:s text:c="4"/>(¬ (clear (a) (movetotable x649 x650 0)))</text:span></text:p>
      <text:p text:style-name="P14"><text:span text:style-name="Source_20_Text"><text:s text:c="4"/>(¬ (clear (b) (movetotable x649 x650 0)))</text:span></text:p>
      <text:p text:style-name="P14"><text:span text:style-name="Source_20_Text"><text:s text:c="4"/>(¬ (block (a)))</text:span></text:p>
      <text:p text:style-name="P14"><text:soft-page-break/><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x649 x650 0)))))</text:span></text:p>
      <text:p text:style-name="P14"><text:span text:style-name="Source_20_Text"><text:s text:c="3"/>4</text:span></text:p>
      <text:p text:style-name="P14"><text:span text:style-name="Source_20_Text"><text:s text:c="3"/>10</text:span></text:p>
      <text:p text:style-name="P14"><text:span text:style-name="Source_20_Text"><text:s text:c="3"/>14)</text:span></text:p>
      <text:p text:style-name="P14"><text:span text:style-name="Source_20_Text"><text:s text:c="2"/>(((≠ (a) (c)))</text:span></text:p>
      <text:p text:style-name="P14"><text:span text:style-name="Source_20_Text"><text:s text:c="3"/>((¬ (poss (movetotable (c) x650 0)))</text:span></text:p>
      <text:p text:style-name="P14"><text:span text:style-name="Source_20_Text"><text:s text:c="4"/>(¬ (clear (a) (movetotable (c) x650 0)))</text:span></text:p>
      <text:p text:style-name="P14"><text:span text:style-name="Source_20_Text"><text:s text:c="4"/>(¬ (clear (b) (movetotable (c) x650 0)))</text:span></text:p>
      <text:p text:style-name="P14"><text:span text:style-name="Source_20_Text"><text:s text:c="4"/>(¬ (block (a)))</text:span></text:p>
      <text:p text:style-name="P14"><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c) x650 0)))))</text:span></text:p>
      <text:p text:style-name="P14"><text:span text:style-name="Source_20_Text"><text:s text:c="3"/>5</text:span></text:p>
      <text:p text:style-name="P14"><text:span text:style-name="Source_20_Text"><text:s text:c="3"/>9</text:span></text:p>
      <text:p text:style-name="P14"><text:span text:style-name="Source_20_Text"><text:s text:c="3"/>14)</text:span></text:p>
      <text:p text:style-name="P14"><text:span text:style-name="Source_20_Text"><text:s text:c="2"/>(((poss (movetotable b x s)) (¬ (on b x s)) (¬ (clear b s)) (¬ (block b)) (¬ (block x)) (¬ (≠ b x)))</text:span></text:p>
      <text:p text:style-name="P14"><text:span text:style-name="Source_20_Text"><text:s text:c="3"/>((¬ (on (c) x650 0))</text:span></text:p>
      <text:p text:style-name="P14"><text:span text:style-name="Source_20_Text"><text:s text:c="4"/>(¬ (clear (c) 0))</text:span></text:p>
      <text:p text:style-name="P14"><text:span text:style-name="Source_20_Text"><text:s text:c="4"/>(¬ (block (c)))</text:span></text:p>
      <text:p text:style-name="P14"><text:span text:style-name="Source_20_Text"><text:s text:c="4"/>(¬ (block x650))</text:span></text:p>
      <text:p text:style-name="P14"><text:span text:style-name="Source_20_Text"><text:s text:c="4"/>(¬ (≠ (c) x650))</text:span></text:p>
      <text:p text:style-name="P14"><text:span text:style-name="Source_20_Text"><text:s text:c="4"/>(¬ (clear (a) (movetotable (c) x650 0)))</text:span></text:p>
      <text:p text:style-name="P14"><text:span text:style-name="Source_20_Text"><text:s text:c="4"/>(¬ (clear (b) (movetotable (c) x650 0)))</text:span></text:p>
      <text:p text:style-name="P14"><text:span text:style-name="Source_20_Text"><text:s text:c="4"/>(¬ (block (a)))</text:span></text:p>
      <text:p text:style-name="P14"><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c) x650 0)))))</text:span></text:p>
      <text:p text:style-name="P14"><text:span text:style-name="Source_20_Text"><text:s text:c="3"/>6</text:span></text:p>
      <text:p text:style-name="P14"><text:span text:style-name="Source_20_Text"><text:s text:c="3"/>13</text:span></text:p>
      <text:p text:style-name="P14"><text:span text:style-name="Source_20_Text"><text:s text:c="3"/>19)</text:span></text:p>
      <text:p text:style-name="P14"><text:span text:style-name="Source_20_Text"><text:s text:c="2"/>(((on (c) (a) 0))</text:span></text:p>
      <text:p text:style-name="P14"><text:span text:style-name="Source_20_Text"><text:s text:c="3"/>((¬ (clear (c) 0))</text:span></text:p>
      <text:p text:style-name="P14"><text:span text:style-name="Source_20_Text"><text:s text:c="4"/>(¬ (block (c)))</text:span></text:p>
      <text:p text:style-name="P14"><text:span text:style-name="Source_20_Text"><text:s text:c="4"/>(¬ (block (a)))</text:span></text:p>
      <text:p text:style-name="P14"><text:span text:style-name="Source_20_Text"><text:s text:c="4"/>(¬ (≠ (c) (a)))</text:span></text:p>
      <text:p text:style-name="P14"><text:span text:style-name="Source_20_Text"><text:s text:c="4"/>(¬ (clear (a) (movetotable (c) (a) 0)))</text:span></text:p>
      <text:p text:style-name="P14"><text:span text:style-name="Source_20_Text"><text:s text:c="4"/>(¬ (clear (b) (movetotable (c) (a) 0)))</text:span></text:p>
      <text:p text:style-name="P14"><text:span text:style-name="Source_20_Text"><text:s text:c="4"/>(¬ (block (b)))</text:span></text:p>
      <text:p text:style-name="P14"><text:span text:style-name="Source_20_Text"><text:s text:c="4"/>(¬ (≠ (a) (t)))</text:span></text:p>
      <text:p text:style-name="P14"><text:soft-page-break/><text:span text:style-name="Source_20_Text"><text:s text:c="4"/>(¬ (≠ (a) (b)))</text:span></text:p>
      <text:p text:style-name="P14"><text:span text:style-name="Source_20_Text"><text:s text:c="4"/>(¬ (≠ (t) (b)))</text:span></text:p>
      <text:p text:style-name="P14"><text:span text:style-name="Source_20_Text"><text:s text:c="4"/>(¬ (answer (move (a) (t) (b) (movetotable (c) (a) 0)))))</text:span></text:p>
      <text:p text:style-name="P14"><text:span text:style-name="Source_20_Text"><text:s text:c="3"/>7</text:span></text:p>
      <text:p text:style-name="P14"><text:span text:style-name="Source_20_Text"><text:s text:c="3"/>11</text:span></text:p>
      <text:p text:style-name="P14"><text:span text:style-name="Source_20_Text"><text:s text:c="3"/>18)</text:span></text:p>
      <text:p text:style-name="P14"><text:span text:style-name="Source_20_Text"><text:s text:c="2"/>(((clear (c) 0))</text:span></text:p>
      <text:p text:style-name="P14"><text:span text:style-name="Source_20_Text"><text:s text:c="3"/>((¬ (block (c)))</text:span></text:p>
      <text:p text:style-name="P14"><text:span text:style-name="Source_20_Text"><text:s text:c="4"/>(¬ (block (a)))</text:span></text:p>
      <text:p text:style-name="P14"><text:span text:style-name="Source_20_Text"><text:s text:c="4"/>(¬ (≠ (c) (a)))</text:span></text:p>
      <text:p text:style-name="P14"><text:span text:style-name="Source_20_Text"><text:s text:c="4"/>(¬ (clear (a) (movetotable (c) (a) 0)))</text:span></text:p>
      <text:p text:style-name="P14"><text:span text:style-name="Source_20_Text"><text:s text:c="4"/>(¬ (clear (b) (movetotable (c) (a) 0)))</text:span></text:p>
      <text:p text:style-name="P14"><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c) (a) 0)))))</text:span></text:p>
      <text:p text:style-name="P14"><text:span text:style-name="Source_20_Text"><text:s text:c="3"/>8</text:span></text:p>
      <text:p text:style-name="P14"><text:span text:style-name="Source_20_Text"><text:s text:c="3"/>10</text:span></text:p>
      <text:p text:style-name="P14"><text:span text:style-name="Source_20_Text"><text:s text:c="3"/>18)</text:span></text:p>
      <text:p text:style-name="P14"><text:span text:style-name="Source_20_Text"><text:s text:c="2"/>(((block (c)))</text:span></text:p>
      <text:p text:style-name="P14"><text:span text:style-name="Source_20_Text"><text:s text:c="3"/>((¬ (block (a)))</text:span></text:p>
      <text:p text:style-name="P14"><text:span text:style-name="Source_20_Text"><text:s text:c="4"/>(¬ (≠ (c) (a)))</text:span></text:p>
      <text:p text:style-name="P14"><text:span text:style-name="Source_20_Text"><text:s text:c="4"/>(¬ (clear (a) (movetotable (c) (a) 0)))</text:span></text:p>
      <text:p text:style-name="P14"><text:span text:style-name="Source_20_Text"><text:s text:c="4"/>(¬ (clear (b) (movetotable (c) (a) 0)))</text:span></text:p>
      <text:p text:style-name="P14"><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c) (a) 0)))))</text:span></text:p>
      <text:p text:style-name="P14"><text:span text:style-name="Source_20_Text"><text:s text:c="3"/>9</text:span></text:p>
      <text:p text:style-name="P14"><text:span text:style-name="Source_20_Text"><text:s text:c="3"/>9</text:span></text:p>
      <text:p text:style-name="P14"><text:span text:style-name="Source_20_Text"><text:s text:c="3"/>18)</text:span></text:p>
      <text:p text:style-name="P14"><text:span text:style-name="Source_20_Text"><text:s text:c="2"/>(((block (a)))</text:span></text:p>
      <text:p text:style-name="P14"><text:span text:style-name="Source_20_Text"><text:s text:c="3"/>((¬ (≠ (c) (a)))</text:span></text:p>
      <text:p text:style-name="P14"><text:span text:style-name="Source_20_Text"><text:s text:c="4"/>(¬ (clear (a) (movetotable (c) (a) 0)))</text:span></text:p>
      <text:p text:style-name="P14"><text:span text:style-name="Source_20_Text"><text:s text:c="4"/>(¬ (clear (b) (movetotable (c) (a) 0)))</text:span></text:p>
      <text:p text:style-name="P14"><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c) (a) 0)))))</text:span></text:p>
      <text:p text:style-name="P14"><text:span text:style-name="Source_20_Text"><text:s text:c="3"/>10</text:span></text:p>
      <text:p text:style-name="P14"><text:span text:style-name="Source_20_Text"><text:s text:c="3"/>8</text:span></text:p>
      <text:p text:style-name="P14"><text:span text:style-name="Source_20_Text"><text:s text:c="3"/>18)</text:span></text:p>
      <text:p text:style-name="P14"><text:span text:style-name="Source_20_Text"><text:s text:c="2"/>(((≠ (c) (a)))</text:span></text:p>
      <text:p text:style-name="P14"><text:span text:style-name="Source_20_Text"><text:s text:c="3"/>((¬ (clear (a) (movetotable (c) (a) 0)))</text:span></text:p>
      <text:p text:style-name="P14"><text:span text:style-name="Source_20_Text"><text:s text:c="4"/>(¬ (clear (b) (movetotable (c) (a) 0)))</text:span></text:p>
      <text:p text:style-name="P14"><text:soft-page-break/><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c) (a) 0)))))</text:span></text:p>
      <text:p text:style-name="P14"><text:span text:style-name="Source_20_Text"><text:s text:c="3"/>11</text:span></text:p>
      <text:p text:style-name="P14"><text:span text:style-name="Source_20_Text"><text:s text:c="3"/>7</text:span></text:p>
      <text:p text:style-name="P14"><text:span text:style-name="Source_20_Text"><text:s text:c="3"/>18)</text:span></text:p>
      <text:p text:style-name="P14"><text:span text:style-name="Source_20_Text"><text:s text:c="2"/>(((clear x (movetotable b x s)) (¬ (poss (movetotable b x s))))</text:span></text:p>
      <text:p text:style-name="P14"><text:span text:style-name="Source_20_Text"><text:s text:c="3"/>((¬ (poss (movetotable (c) (a) 0)))</text:span></text:p>
      <text:p text:style-name="P14"><text:span text:style-name="Source_20_Text"><text:s text:c="4"/>(¬ (clear (b) (movetotable (c) (a) 0)))</text:span></text:p>
      <text:p text:style-name="P14"><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c) (a) 0)))))</text:span></text:p>
      <text:p text:style-name="P14"><text:span text:style-name="Source_20_Text"><text:s text:c="3"/>12</text:span></text:p>
      <text:p text:style-name="P14"><text:span text:style-name="Source_20_Text"><text:s text:c="3"/>7</text:span></text:p>
      <text:p text:style-name="P14"><text:span text:style-name="Source_20_Text"><text:s text:c="3"/>19)</text:span></text:p>
      <text:p text:style-name="P14"><text:span text:style-name="Source_20_Text"><text:s text:c="2"/>(((poss (movetotable b x s)) (¬ (on b x s)) (¬ (clear b s)) (¬ (block b)) (¬ (block x)) (¬ (≠ b x)))</text:span></text:p>
      <text:p text:style-name="P14"><text:span text:style-name="Source_20_Text"><text:s text:c="3"/>((¬ (on (c) (a) 0))</text:span></text:p>
      <text:p text:style-name="P14"><text:span text:style-name="Source_20_Text"><text:s text:c="4"/>(¬ (clear (c) 0))</text:span></text:p>
      <text:p text:style-name="P14"><text:span text:style-name="Source_20_Text"><text:s text:c="4"/>(¬ (block (c)))</text:span></text:p>
      <text:p text:style-name="P14"><text:span text:style-name="Source_20_Text"><text:s text:c="4"/>(¬ (block (a)))</text:span></text:p>
      <text:p text:style-name="P14"><text:span text:style-name="Source_20_Text"><text:s text:c="4"/>(¬ (≠ (c) (a)))</text:span></text:p>
      <text:p text:style-name="P14"><text:span text:style-name="Source_20_Text"><text:s text:c="4"/>(¬ (clear (b) (movetotable (c) (a) 0)))</text:span></text:p>
      <text:p text:style-name="P14"><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c) (a) 0)))))</text:span></text:p>
      <text:p text:style-name="P14"><text:span text:style-name="Source_20_Text"><text:s text:c="3"/>13</text:span></text:p>
      <text:p text:style-name="P14"><text:span text:style-name="Source_20_Text"><text:s text:c="3"/>11</text:span></text:p>
      <text:p text:style-name="P14"><text:span text:style-name="Source_20_Text"><text:s text:c="3"/>24)</text:span></text:p>
      <text:p text:style-name="P14"><text:span text:style-name="Source_20_Text"><text:s text:c="2"/>(((on (c) (a) 0))</text:span></text:p>
      <text:p text:style-name="P14"><text:span text:style-name="Source_20_Text"><text:s text:c="3"/>((¬ (clear (c) 0))</text:span></text:p>
      <text:p text:style-name="P14"><text:span text:style-name="Source_20_Text"><text:s text:c="4"/>(¬ (block (c)))</text:span></text:p>
      <text:p text:style-name="P14"><text:span text:style-name="Source_20_Text"><text:s text:c="4"/>(¬ (block (a)))</text:span></text:p>
      <text:p text:style-name="P14"><text:span text:style-name="Source_20_Text"><text:s text:c="4"/>(¬ (≠ (c) (a)))</text:span></text:p>
      <text:p text:style-name="P14"><text:span text:style-name="Source_20_Text"><text:s text:c="4"/>(¬ (clear (b) (movetotable (c) (a) 0)))</text:span></text:p>
      <text:p text:style-name="P14"><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c) (a) 0)))))</text:span></text:p>
      <text:p text:style-name="P14"><text:span text:style-name="Source_20_Text"><text:s text:c="3"/>14</text:span></text:p>
      <text:p text:style-name="P14"><text:span text:style-name="Source_20_Text"><text:s text:c="3"/>10</text:span></text:p>
      <text:p text:style-name="P14"><text:soft-page-break/><text:span text:style-name="Source_20_Text"><text:s text:c="3"/>24)</text:span></text:p>
      <text:p text:style-name="P14"><text:span text:style-name="Source_20_Text"><text:s text:c="2"/>(((clear (c) 0))</text:span></text:p>
      <text:p text:style-name="P14"><text:span text:style-name="Source_20_Text"><text:s text:c="3"/>((¬ (block (c)))</text:span></text:p>
      <text:p text:style-name="P14"><text:span text:style-name="Source_20_Text"><text:s text:c="4"/>(¬ (block (a)))</text:span></text:p>
      <text:p text:style-name="P14"><text:span text:style-name="Source_20_Text"><text:s text:c="4"/>(¬ (≠ (c) (a)))</text:span></text:p>
      <text:p text:style-name="P14"><text:span text:style-name="Source_20_Text"><text:s text:c="4"/>(¬ (clear (b) (movetotable (c) (a) 0)))</text:span></text:p>
      <text:p text:style-name="P14"><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c) (a) 0)))))</text:span></text:p>
      <text:p text:style-name="P14"><text:span text:style-name="Source_20_Text"><text:s text:c="3"/>15</text:span></text:p>
      <text:p text:style-name="P14"><text:span text:style-name="Source_20_Text"><text:s text:c="3"/>9</text:span></text:p>
      <text:p text:style-name="P14"><text:span text:style-name="Source_20_Text"><text:s text:c="3"/>24)</text:span></text:p>
      <text:p text:style-name="P14"><text:span text:style-name="Source_20_Text"><text:s text:c="2"/>(((block (c)))</text:span></text:p>
      <text:p text:style-name="P14"><text:span text:style-name="Source_20_Text"><text:s text:c="3"/>((¬ (block (a))) (¬ (≠ (c) (a))) (¬ (clear (b) (movetotable (c) (a) 0))) (¬ (block (b))) (¬ (≠ (a) (t))) (¬ (≠ (a) (b))) (¬ (≠ (t) (b))) (¬ (answer (move (a) (t) (b) (movetotable (c) (a) 0)))))</text:span></text:p>
      <text:p text:style-name="P14"><text:span text:style-name="Source_20_Text"><text:s text:c="3"/>16</text:span></text:p>
      <text:p text:style-name="P14"><text:span text:style-name="Source_20_Text"><text:s text:c="3"/>8</text:span></text:p>
      <text:p text:style-name="P14"><text:span text:style-name="Source_20_Text"><text:s text:c="3"/>24)</text:span></text:p>
      <text:p text:style-name="P14"><text:span text:style-name="Source_20_Text"><text:s text:c="2"/>(((block (a)))</text:span></text:p>
      <text:p text:style-name="P14"><text:span text:style-name="Source_20_Text"><text:s text:c="3"/>((¬ (≠ (c) (a))) (¬ (clear (b) (movetotable (c) (a) 0))) (¬ (block (b))) (¬ (≠ (a) (t))) (¬ (≠ (a) (b))) (¬ (≠ (t) (b))) (¬ (answer (move (a) (t) (b) (movetotable (c) (a) 0)))))</text:span></text:p>
      <text:p text:style-name="P14"><text:span text:style-name="Source_20_Text"><text:s text:c="3"/>17</text:span></text:p>
      <text:p text:style-name="P14"><text:span text:style-name="Source_20_Text"><text:s text:c="3"/>7</text:span></text:p>
      <text:p text:style-name="P14"><text:span text:style-name="Source_20_Text"><text:s text:c="3"/>24)</text:span></text:p>
      <text:p text:style-name="P14"><text:span text:style-name="Source_20_Text"><text:s text:c="2"/>(((≠ (c) (a))) ((¬ (clear (b) (movetotable (c) (a) 0))) (¬ (block (b))) (¬ (≠ (a) (t))) (¬ (≠ (a) (b))) (¬ (≠ (t) (b))) (¬ (answer (move (a) (t) (b) (movetotable (c) (a) 0))))) 18 6 24)</text:span></text:p>
      <text:p text:style-name="P14"><text:span text:style-name="Source_20_Text"><text:s text:c="2"/>(((clear y2 (movetotable b x s)) (¬ (clear y2 s)) (¬ (≠ y2 (t))) (¬ (poss (movetotable b x s))))</text:span></text:p>
      <text:p text:style-name="P14"><text:span text:style-name="Source_20_Text"><text:s text:c="3"/>((¬ (clear (b) 0)) (¬ (≠ (b) (t))) (¬ (poss (movetotable (c) (a) 0))) (¬ (block (b))) (¬ (≠ (a) (t))) (¬ (≠ (a) (b))) (¬ (≠ (t) (b))) (¬ (answer (move (a) (t) (b) (movetotable (c) (a) 0)))))</text:span></text:p>
      <text:p text:style-name="P14"><text:span text:style-name="Source_20_Text"><text:s text:c="3"/>19</text:span></text:p>
      <text:p text:style-name="P14"><text:span text:style-name="Source_20_Text"><text:s text:c="3"/>8</text:span></text:p>
      <text:p text:style-name="P14"><text:span text:style-name="Source_20_Text"><text:s text:c="3"/>27)</text:span></text:p>
      <text:p text:style-name="P14"><text:span text:style-name="Source_20_Text"><text:s text:c="2"/>(((clear (b) 0))</text:span></text:p>
      <text:p text:style-name="P14"><text:span text:style-name="Source_20_Text"><text:s text:c="3"/>((¬ (≠ (b) (t))) (¬ (poss (movetotable (c) (a) 0))) (¬ (block (b))) (¬ (≠ (a) (t))) (¬ (≠ (a) (b))) (¬ (≠ (t) (b))) (¬ (answer (move (a) (t) (b) (movetotable (c) (a) 0)))))</text:span></text:p>
      <text:p text:style-name="P14"><text:span text:style-name="Source_20_Text"><text:s text:c="3"/>20</text:span></text:p>
      <text:p text:style-name="P14"><text:span text:style-name="Source_20_Text"><text:s text:c="3"/>7</text:span></text:p>
      <text:p text:style-name="P14"><text:span text:style-name="Source_20_Text"><text:s text:c="3"/>27)</text:span></text:p>
      <text:p text:style-name="P14"><text:span text:style-name="Source_20_Text"><text:s text:c="2"/>(((≠ (b) (t))) ((¬ (poss (movetotable (c) (a) 0))) (¬ (block (b))) (¬ (≠ (a) (t))) (¬ (≠ (a) (b))) (¬ (≠ (t) (b))) (¬ (answer (move (a) </text:span><text:soft-page-break/><text:span text:style-name="Source_20_Text">(t) (b) (movetotable (c) (a) 0))))) 21 6 27)</text:span></text:p>
      <text:p text:style-name="P14"><text:span text:style-name="Source_20_Text"><text:s text:c="2"/>(((poss (movetotable b x s)) (¬ (on b x s)) (¬ (clear b s)) (¬ (block b)) (¬ (block x)) (¬ (≠ b x)))</text:span></text:p>
      <text:p text:style-name="P14"><text:span text:style-name="Source_20_Text"><text:s text:c="3"/>((¬ (on (c) (a) 0))</text:span></text:p>
      <text:p text:style-name="P14"><text:span text:style-name="Source_20_Text"><text:s text:c="4"/>(¬ (clear (c) 0))</text:span></text:p>
      <text:p text:style-name="P14"><text:span text:style-name="Source_20_Text"><text:s text:c="4"/>(¬ (block (c)))</text:span></text:p>
      <text:p text:style-name="P14"><text:span text:style-name="Source_20_Text"><text:s text:c="4"/>(¬ (block (a)))</text:span></text:p>
      <text:p text:style-name="P14"><text:span text:style-name="Source_20_Text"><text:s text:c="4"/>(¬ (≠ (c) (a)))</text:span></text:p>
      <text:p text:style-name="P14"><text:span text:style-name="Source_20_Text"><text:s text:c="4"/>(¬ (block (b)))</text:span></text:p>
      <text:p text:style-name="P14"><text:span text:style-name="Source_20_Text"><text:s text:c="4"/>(¬ (≠ (a) (t)))</text:span></text:p>
      <text:p text:style-name="P14"><text:span text:style-name="Source_20_Text"><text:s text:c="4"/>(¬ (≠ (a) (b)))</text:span></text:p>
      <text:p text:style-name="P14"><text:span text:style-name="Source_20_Text"><text:s text:c="4"/>(¬ (≠ (t) (b)))</text:span></text:p>
      <text:p text:style-name="P14"><text:span text:style-name="Source_20_Text"><text:s text:c="4"/>(¬ (answer (move (a) (t) (b) (movetotable (c) (a) 0)))))</text:span></text:p>
      <text:p text:style-name="P14"><text:span text:style-name="Source_20_Text"><text:s text:c="3"/>22</text:span></text:p>
      <text:p text:style-name="P14"><text:span text:style-name="Source_20_Text"><text:s text:c="3"/>10</text:span></text:p>
      <text:p text:style-name="P14"><text:span text:style-name="Source_20_Text"><text:s text:c="3"/>32)</text:span></text:p>
      <text:p text:style-name="P14"><text:span text:style-name="Source_20_Text"><text:s text:c="2"/>(((on (c) (a) 0))</text:span></text:p>
      <text:p text:style-name="P14"><text:span text:style-name="Source_20_Text"><text:s text:c="3"/>((¬ (clear (c) 0)) (¬ (block (c))) (¬ (block (a))) (¬ (≠ (c) (a))) (¬ (block (b))) (¬ (≠ (a) (t))) (¬ (≠ (a) (b))) (¬ (≠ (t) (b))) (¬ (answer (move (a) (t) (b) (movetotable (c) (a) 0)))))</text:span></text:p>
      <text:p text:style-name="P14"><text:span text:style-name="Source_20_Text"><text:s text:c="3"/>23</text:span></text:p>
      <text:p text:style-name="P14"><text:span text:style-name="Source_20_Text"><text:s text:c="3"/>9</text:span></text:p>
      <text:p text:style-name="P14"><text:span text:style-name="Source_20_Text"><text:s text:c="3"/>32)</text:span></text:p>
      <text:p text:style-name="P14"><text:span text:style-name="Source_20_Text"><text:s text:c="2"/>(((clear (c) 0))</text:span></text:p>
      <text:p text:style-name="P14"><text:span text:style-name="Source_20_Text"><text:s text:c="3"/>((¬ (block (c))) (¬ (block (a))) (¬ (≠ (c) (a))) (¬ (block (b))) (¬ (≠ (a) (t))) (¬ (≠ (a) (b))) (¬ (≠ (t) (b))) (¬ (answer (move (a) (t) (b) (movetotable (c) (a) 0)))))</text:span></text:p>
      <text:p text:style-name="P14"><text:span text:style-name="Source_20_Text"><text:s text:c="3"/>24</text:span></text:p>
      <text:p text:style-name="P14"><text:span text:style-name="Source_20_Text"><text:s text:c="3"/>8</text:span></text:p>
      <text:p text:style-name="P14"><text:span text:style-name="Source_20_Text"><text:s text:c="3"/>32)</text:span></text:p>
      <text:p text:style-name="P14"><text:span text:style-name="Source_20_Text"><text:s text:c="2"/>(((block (c))) ((¬ (block (a))) (¬ (≠ (c) (a))) (¬ (block (b))) (¬ (≠ (a) (t))) (¬ (≠ (a) (b))) (¬ (≠ (t) (b))) (¬ (answer (move (a) (t) (b) (movetotable (c) (a) 0))))) 25 7 32)</text:span></text:p>
      <text:p text:style-name="P14"><text:span text:style-name="Source_20_Text"><text:s text:c="2"/>(((block (a))) ((¬ (≠ (c) (a))) (¬ (block (b))) (¬ (≠ (a) (t))) (¬ (≠ (a) (b))) (¬ (≠ (t) (b))) (¬ (answer (move (a) (t) (b) (movetotable (c) (a) 0))))) 26 6 32)</text:span></text:p>
      <text:p text:style-name="P14"><text:span text:style-name="Source_20_Text"><text:s text:c="2"/>(((≠ (c) (a))) ((¬ (block (b))) (¬ (≠ (a) (t))) (¬ (≠ (a) (b))) (¬ (≠ (t) (b))) (¬ (answer (move (a) (t) (b) (movetotable (c) (a) 0))))) 27 5 32)</text:span></text:p>
      <text:p text:style-name="P14"><text:span text:style-name="Source_20_Text"><text:s text:c="2"/>(((block (b))) ((¬ (≠ (a) (t))) (¬ (≠ (a) (b))) (¬ (≠ (t) (b))) (¬ (answer (move (a) (t) (b) (movetotable (c) (a) 0))))) 28 4 32)</text:span></text:p>
      <text:p text:style-name="P14"><text:span text:style-name="Source_20_Text"><text:s text:c="2"/>(((≠ (a) (t))) ((¬ (≠ (a) (b))) (¬ (≠ (t) (b))) (¬ (answer (move (a) (t) (b) (movetotable (c) (a) 0))))) 29 3 32)</text:span></text:p>
      <text:p text:style-name="P14"><text:span text:style-name="Source_20_Text"><text:s text:c="2"/>(((≠ (a) (b))) ((¬ (≠ (t) (b))) (¬ (answer (move (a) (t) (b) (movetotable (c) (a) 0))))) 30 2 32)</text:span></text:p>
      <text:p text:style-name="P14"><text:span text:style-name="Source_20_Text"><text:s text:c="2"/>(((≠ (t) (b))) ((¬ (answer (move (a) (t) (b) (movetotable (c) (a) 0))))) 31 1 32))</text:span></text:p>
      <text:p text:style-name="P14"><text:span text:style-name="Source_20_Text"/></text:p>
      <text:p text:style-name="P14"><text:soft-page-break/><text:span text:style-name="Source_20_Text">cpu time: 12 real time: 11 gc time: 0</text:span></text:p>
      <text:p text:style-name="P14"><text:span text:style-name="Source_20_Text">'((start ((¬ (on (b) (c) s)) (¬ (answer s))) 0 2 2)</text:span></text:p>
      <text:p text:style-name="P14"><text:span text:style-name="Source_20_Text"><text:s text:c="2"/>(((on b y (move b x y s)) (¬ (poss (move b x y s)))) ((¬ (poss (move (b) x6 (c) x7))) (¬ (answer (move (b) x6 (c) x7)))) 1 2 3)</text:span></text:p>
      <text:p text:style-name="P14"><text:span text:style-name="Source_20_Text"><text:s text:c="2"/>(((poss (move b x y s)) (¬ (on b x s)) (¬ (clear b s)) (¬ (clear y s)) (¬ (block b)) (¬ (block y)) (¬ (≠ b x)) (¬ (≠ b y)) (¬ (≠ x y)))</text:span></text:p>
      <text:p text:style-name="P14"><text:span text:style-name="Source_20_Text"><text:s text:c="3"/>((¬ (on (b) x6 x7)) (¬ (clear (b) x7)) (¬ (clear (c) x7)) (¬ (block (b))) (¬ (block (c))) (¬ (≠ (b) x6)) (¬ (≠ (b) (c))) (¬ (≠ x6 (c))) (¬ (answer (move (b) x6 (c) x7))))</text:span></text:p>
      <text:p text:style-name="P14"><text:span text:style-name="Source_20_Text"><text:s text:c="3"/>2</text:span></text:p>
      <text:p text:style-name="P14"><text:span text:style-name="Source_20_Text"><text:s text:c="3"/>9</text:span></text:p>
      <text:p text:style-name="P14"><text:span text:style-name="Source_20_Text"><text:s text:c="3"/>11)</text:span></text:p>
      <text:p text:style-name="P14"><text:span text:style-name="Source_20_Text"><text:s text:c="2"/>(((on (b) (t) 0)) ((¬ (clear (b) 0)) (¬ (clear (c) 0)) (¬ (block (b))) (¬ (block (c))) (¬ (≠ (b) (t))) (¬ (≠ (b) (c))) (¬ (≠ (t) (c))) (¬ (answer (move (b) (t) (c) 0)))) 3 8 11)</text:span></text:p>
      <text:p text:style-name="P14"><text:span text:style-name="Source_20_Text"><text:s text:c="2"/>(((clear (b) 0)) ((¬ (clear (c) 0)) (¬ (block (b))) (¬ (block (c))) (¬ (≠ (b) (t))) (¬ (≠ (b) (c))) (¬ (≠ (t) (c))) (¬ (answer (move (b) (t) (c) 0)))) 4 7 11)</text:span></text:p>
      <text:p text:style-name="P14"><text:span text:style-name="Source_20_Text"><text:s text:c="2"/>(((clear (c) 0)) ((¬ (block (b))) (¬ (block (c))) (¬ (≠ (b) (t))) (¬ (≠ (b) (c))) (¬ (≠ (t) (c))) (¬ (answer (move (b) (t) (c) 0)))) 5 6 11)</text:span></text:p>
      <text:p text:style-name="P14"><text:span text:style-name="Source_20_Text"><text:s text:c="2"/>(((block (b))) ((¬ (block (c))) (¬ (≠ (b) (t))) (¬ (≠ (b) (c))) (¬ (≠ (t) (c))) (¬ (answer (move (b) (t) (c) 0)))) 6 5 11)</text:span></text:p>
      <text:p text:style-name="P14"><text:span text:style-name="Source_20_Text"><text:s text:c="2"/>(((block (c))) ((¬ (≠ (b) (t))) (¬ (≠ (b) (c))) (¬ (≠ (t) (c))) (¬ (answer (move (b) (t) (c) 0)))) 7 4 11)</text:span></text:p>
      <text:p text:style-name="P14"><text:span text:style-name="Source_20_Text"><text:s text:c="2"/>(((≠ (b) (t))) ((¬ (≠ (b) (c))) (¬ (≠ (t) (c))) (¬ (answer (move (b) (t) (c) 0)))) 8 3 11)</text:span></text:p>
      <text:p text:style-name="P14"><text:span text:style-name="Source_20_Text"><text:s text:c="2"/>(((≠ (b) (c))) ((¬ (≠ (t) (c))) (¬ (answer (move (b) (t) (c) 0)))) 9 2 11)</text:span></text:p>
      <text:p text:style-name="P14"><text:span text:style-name="Source_20_Text"><text:s text:c="2"/>(((≠ (t) (c))) ((¬ (answer (move (b) (t) (c) 0)))) 10 1 11))</text:span></text:p>
      <text:p text:style-name="P14"><text:span text:style-name="Source_20_Text"/></text:p>
      <text:p text:style-name="P4">3. <text:span text:style-name="T2">Axiomatize</text:span> the Air Cargo Transport Example.</text:p>
      <text:p text:style-name="P5"><text:span text:style-name="Source_20_Text">; </text:span><text:span text:style-name="Source_20_Text"><text:span text:style-name="T3">Initial State</text:span></text:span></text:p>
      <text:p text:style-name="P5"><text:span text:style-name="Source_20_Text"><text:span text:style-name="T4">(</text:span></text:span><text:span text:style-name="Source_20_Text">(At (C1, SFO))</text:span><text:span text:style-name="Source_20_Text"><text:span text:style-name="T4">)</text:span></text:span></text:p>
      <text:p text:style-name="P5"><text:span text:style-name="Source_20_Text"><text:span text:style-name="T4">(</text:span></text:span><text:span text:style-name="Source_20_Text">(At (C2, JFK))</text:span><text:span text:style-name="Source_20_Text"><text:span text:style-name="T4">)</text:span></text:span></text:p>
      <text:p text:style-name="P5"><text:span text:style-name="Source_20_Text"><text:span text:style-name="T4">(</text:span></text:span><text:span text:style-name="Source_20_Text">(At (P1, SFO))</text:span><text:span text:style-name="Source_20_Text"><text:span text:style-name="T4">)</text:span></text:span></text:p>
      <text:p text:style-name="P5"><text:span text:style-name="Source_20_Text"><text:span text:style-name="T4">(</text:span></text:span><text:span text:style-name="Source_20_Text">(At (P2, FJK))</text:span><text:span text:style-name="Source_20_Text"><text:span text:style-name="T4">)</text:span></text:span></text:p>
      <text:p text:style-name="P5"><text:span text:style-name="Source_20_Text"><text:span text:style-name="T4">(</text:span></text:span><text:span text:style-name="Source_20_Text">(Cargo C1)</text:span><text:span text:style-name="Source_20_Text"><text:span text:style-name="T4">)</text:span></text:span></text:p>
      <text:p text:style-name="P5"><text:span text:style-name="Source_20_Text"><text:span text:style-name="T4">(</text:span></text:span><text:span text:style-name="Source_20_Text">(Cargo C2)</text:span><text:span text:style-name="Source_20_Text"><text:span text:style-name="T4">)</text:span></text:span></text:p>
      <text:p text:style-name="P5"><text:span text:style-name="Source_20_Text"><text:span text:style-name="T4">(</text:span></text:span><text:span text:style-name="Source_20_Text">(Plane P1)</text:span><text:span text:style-name="Source_20_Text"><text:span text:style-name="T4">)</text:span></text:span></text:p>
      <text:p text:style-name="P5"><text:span text:style-name="Source_20_Text"><text:span text:style-name="T4">(</text:span></text:span><text:span text:style-name="Source_20_Text">(Plane P2)</text:span><text:span text:style-name="Source_20_Text"><text:span text:style-name="T4">)</text:span></text:span></text:p>
      <text:p text:style-name="P5"><text:span text:style-name="Source_20_Text"><text:span text:style-name="T4">(</text:span></text:span><text:span text:style-name="Source_20_Text">(Airport SFO)</text:span><text:span text:style-name="Source_20_Text"><text:span text:style-name="T4">)</text:span></text:span></text:p>
      <text:p text:style-name="P5"><text:span text:style-name="Source_20_Text"><text:span text:style-name="T4">(</text:span></text:span><text:span text:style-name="Source_20_Text">(Airport JFK)</text:span><text:span text:style-name="Source_20_Text"><text:span text:style-name="T4">)</text:span></text:span></text:p>
      <text:p text:style-name="P5"><text:span text:style-name="Source_20_Text"/></text:p>
      <text:p text:style-name="P6"><text:span text:style-name="Source_20_Text"><text:span text:style-name="T3">; Distinct Objects</text:span></text:span></text:p>
      <text:p text:style-name="P6"><text:span text:style-name="Source_20_Text"><text:span text:style-name="T4">((≠ P1 P2)) ((≠ P2 P1))</text:span></text:span></text:p>
      <text:p text:style-name="P6"><text:span text:style-name="Source_20_Text"><text:span text:style-name="T4">((≠ P1 SFO)) ((≠ SFO P1))</text:span></text:span></text:p>
      <text:p text:style-name="P6"><text:soft-page-break/><text:span text:style-name="Source_20_Text"><text:span text:style-name="T4">((≠ P1 JFK)) ((≠ JFK P1))</text:span></text:span></text:p>
      <text:p text:style-name="P6"><text:span text:style-name="Source_20_Text"><text:span text:style-name="T4">((≠ P1 C1)) ((≠ C1 P1))</text:span></text:span></text:p>
      <text:p text:style-name="P6"><text:span text:style-name="Source_20_Text"><text:span text:style-name="T4">((≠ P1 C2)) ((≠ C2 P1))</text:span></text:span></text:p>
      <text:p text:style-name="P6"><text:span text:style-name="Source_20_Text"><text:span text:style-name="T4">((≠ P2 SFO)) ((≠ SFO P2))</text:span></text:span></text:p>
      <text:p text:style-name="P6"><text:span text:style-name="Source_20_Text"><text:span text:style-name="T4">((≠ P2 JFK)) ((≠ JFK P2))</text:span></text:span></text:p>
      <text:p text:style-name="P6"><text:span text:style-name="Source_20_Text"><text:span text:style-name="T4">((≠ P2 C1)) ((≠ C1 P2))</text:span></text:span></text:p>
      <text:p text:style-name="P6"><text:span text:style-name="Source_20_Text"><text:span text:style-name="T4">((≠ P2 C2)) ((≠ C2 P2))</text:span></text:span></text:p>
      <text:p text:style-name="P6"><text:span text:style-name="Source_20_Text"><text:span text:style-name="T4">((≠ SFO JFK)) ((≠ JFK SFO))</text:span></text:span></text:p>
      <text:p text:style-name="P6"><text:span text:style-name="Source_20_Text"><text:span text:style-name="T4">((≠ SFO C1)) ((≠ C1 SFO))</text:span></text:span></text:p>
      <text:p text:style-name="P6"><text:span text:style-name="Source_20_Text"><text:span text:style-name="T4">((≠ SFO C2)) ((≠ C2 SFO))</text:span></text:span></text:p>
      <text:p text:style-name="P6"><text:span text:style-name="Source_20_Text"><text:span text:style-name="T4">((≠ JFK C1)) ((≠ C1 JFK))</text:span></text:span></text:p>
      <text:p text:style-name="P6"><text:span text:style-name="Source_20_Text"><text:span text:style-name="T4">((≠ JFK C2)) ((≠ C2 JFK))</text:span></text:span></text:p>
      <text:p text:style-name="P6"><text:span text:style-name="Source_20_Text"><text:span text:style-name="T4">((≠ C1 C2)) ((≠ C2 C1))</text:span></text:span></text:p>
      <text:p text:style-name="P6"><text:span text:style-name="Source_20_Text"/></text:p>
      <text:p text:style-name="P7"><text:span text:style-name="Source_20_Text">; </text:span><text:span text:style-name="Source_20_Text"><text:span text:style-name="T4">Planes</text:span></text:span></text:p>
      <text:p text:style-name="P7"><text:span text:style-name="Source_20_Text"><text:span text:style-name="T4">((Plane P1)) ((Plane P2))</text:span></text:span></text:p>
      <text:p text:style-name="P7"><text:span text:style-name="Source_20_Text"/></text:p>
      <text:p text:style-name="P7"><text:span text:style-name="Source_20_Text">; </text:span><text:span text:style-name="Source_20_Text"><text:span text:style-name="T5">Cargo</text:span></text:span></text:p>
      <text:p text:style-name="P8"><text:span text:style-name="Source_20_Text"><text:span text:style-name="T5">((Cargo C1)) ((Cargo C2))</text:span></text:span></text:p>
      <text:p text:style-name="P8"><text:span text:style-name="Source_20_Text"/></text:p>
      <text:p text:style-name="P8"><text:span text:style-name="Source_20_Text">; </text:span><text:span text:style-name="Source_20_Text"><text:span text:style-name="T5">Airports</text:span></text:span></text:p>
      <text:p text:style-name="P8"><text:span text:style-name="Source_20_Text"><text:span text:style-name="T5">((Airport SFO)) ((Airport JFK))</text:span></text:span></text:p>
      <text:p text:style-name="P10"><text:span text:style-name="Source_20_Text"/></text:p>
      <text:p text:style-name="P10"><text:span text:style-name="Source_20_Text"><text:span text:style-name="T2">; Load Action</text:span></text:span></text:p>
      <text:p text:style-name="P11"><text:span text:style-name="Source_20_Text"><text:span text:style-name="T7">((poss(load c p a)</text:span></text:span></text:p>
      <text:p text:style-name="P11"><text:span text:style-name="Source_20_Text"/></text:p>
      <text:p text:style-name="P12"><text:span text:style-name="Source_20_Text"><text:span text:style-name="T8">((poss(Load c p a s)) (¬(At c a s)) (¬(At p a s)) (¬(Cargo c)) (¬(Plane p)) (¬(Airport a)))</text:span></text:span></text:p>
      <text:p text:style-name="P12"><text:span text:style-name="Source_20_Text"><text:span text:style-name="T8">((In c p (Load c p a s)) (¬(poss(Load c p a s)))) <text:s text:c="5"/>; result</text:span></text:span></text:p>
      <text:p text:style-name="P12"><text:span text:style-name="Source_20_Text"><text:span text:style-name="T8">((At c2 a2 (Load c p a s)) (¬(At c2 a2 s)) (¬(≠ c2 c)) ; frame law</text:span></text:span></text:p>
      <text:p text:style-name="P12"><text:span text:style-name="Source_20_Text"><text:span text:style-name="T8"><text:s text:c="27"/>(¬(poss(Load c p a s))))</text:span></text:span></text:p>
      <text:p text:style-name="P12"><text:span text:style-name="Source_20_Text"/></text:p>
      <text:p text:style-name="P12"><text:span text:style-name="Source_20_Text"><text:span text:style-name="T8">((poss(Unload c p a s)) (¬(In c p s)) (¬(At p a s)) (¬(Cargo c)) (¬(Plane p)) (¬(Airport a)))</text:span></text:span></text:p>
      <text:p text:style-name="P12"><text:span text:style-name="Source_20_Text"><text:span text:style-name="T8">((At c a (Unload c p a s)) (¬(poss(Unload c p a s)))) <text:s text:c="3"/>; result</text:span></text:span></text:p>
      <text:p text:style-name="P12"><text:span text:style-name="Source_20_Text"><text:span text:style-name="T8">((In c2 p2 (Unload c p a s)) (¬(In c2 p2 s)) (¬(≠ c2 c)) ; frame law</text:span></text:span></text:p>
      <text:p text:style-name="P12"><text:span text:style-name="Source_20_Text"><text:span text:style-name="T8"><text:s text:c="29"/>(¬(poss(Unload c p a s))))</text:span></text:span></text:p>
      <text:p text:style-name="P12"><text:span text:style-name="Source_20_Text"/></text:p>
      <text:p text:style-name="P12"><text:span text:style-name="Source_20_Text"><text:span text:style-name="T8">((poss(Fly p from to s)) (¬(At p from s)) (¬(Plane p)) (¬(Airport from)) (¬(Airport to)))</text:span></text:span></text:p>
      <text:p text:style-name="P12"><text:span text:style-name="Source_20_Text"><text:span text:style-name="T8">((At p to (Fly p from to s)) (¬(poss(Fly p from to s)))) <text:s text:c="7"/>; result</text:span></text:span></text:p>
      <text:p text:style-name="P12"><text:span text:style-name="Source_20_Text"><text:span text:style-name="T8">((At p2 from2 (Fly p from to s)) (¬(At p2 from2 s)) (¬(≠ p2 p)) ; frame law</text:span></text:span></text:p>
      <text:p text:style-name="P12"><text:span text:style-name="Source_20_Text"><text:span text:style-name="T8"><text:s text:c="33"/>(¬(poss(Fly p from to s))))</text:span></text:span></text:p>
      <text:p text:style-name="P9"><text:tab/></text:p>
      <text:p text:style-name="P9"><text:tab/>Re-ordering can help, but it can also hurt the planning. <text:s/>The order of the negated literals <text:soft-page-break/>changes the order in which the planner walks the problem graph. <text:s/><text:span text:style-name="T6">Re-ordering the clauses in the set of clauses, changes slightly the path walked on the graph because the earlier clauses will be resolved first, but the heuristic will still choose the resolved clauses with the fewest number of literals. <text:s/>For the blocks problem a better heuristic would calculate how many blocks are out of position, or how many blocks are under or over the incorrect block. <text:s/>For the plane problem, a better heuristic might be counting how many planes and packages are at of place. </text:span></text:p>
      <text:list xml:id="list8002601308654845514" text:style-name="L1">
        <text:list-item>
          <text:p text:style-name="P2">(a) What are the major problems with this Situational Calculus representation of planning?</text:p>
        </text:list-item>
      </text:list>
      <text:p text:style-name="P1">Situational Calculus provides an expressive and powerful means to describe an environment and goals for a planner. This same power and expressiveness is also its Achilles heel because it is too general to allow the use of more powerful heuristic functions. By lifting the representation to a subset of first-order logic, some of the expressive is lost, but in return, planners can derive domain-independent heuristics. The trade-off of a restricted representation schema for better heuristics is a good one because many of the problems in planning require polynomial space. Employing an accurate heuristics cuts down on the number of states significantly and can make a problem, which was previously unsolvable with a modern computer, solvable. The second major weakness of the Situational Calculus representation is the frame laws, which are hard to write and are easily broken: if any information about the problem domain is changed, then significant effort will be required to update the frame laws, which are likely to change drastically. </text:p>
      <text:p text:style-name="P1"/>
      <text:p text:style-name="P1">(b) How would you write a STRIPS like planning program?</text:p>
      <text:p text:style-name="P3">To implement a STRIPS-like planning program I would begin from the goal state and work backwards to the initial state. This allows the planner to focus on the steps that are relevant, meaning they could have been the last step in a plan leading to the current state, which is important because planning problems often require polynomial space. <text:s/><text:span text:style-name="T1">The states that are considered relevant are the states that unify with at least one element of the goal, and </text:span>At each state, the planner would search for a grounded <text:soft-page-break/>action, one with all variables bound to literals, that satisfies a precondition of the goal state. The next (really the previous state, since working backwards) could then be determined from g' = (g – ADD(a)) ∪ Precond(a), where ADD(a) is the list of fluents that are positive literals in the action's effects. <text:s/><text:span text:style-name="T11">In the STRIPS planner it is easier to derive domain-independent heuristic functions. <text:s/>For example, to relax the constraints, the preconditions for each state can be ignored—every actions can be applied in every state. <text:s/>The heuristic would then record the minimum number of moves required with these relaxed constraint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Lohit Devanagari2" style:font-family-complex="'Lohit Devanagar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Lesslie</meta:initial-creator>
    <meta:creation-date>2014-04-15T10:19:22.505564005</meta:creation-date>
    <dc:date>2014-04-15T12:06:46.598851190</dc:date>
    <dc:creator>Peter Lesslie</dc:creator>
    <meta:editing-duration>PT1H45M53S</meta:editing-duration>
    <meta:editing-cycles>18</meta:editing-cycles>
    <meta:generator>LibreOffice/4.1.5.3$Linux_X86_64 LibreOffice_project/205099f953b4b61c41106e07b17e9e5acc65037</meta:generator>
    <meta:document-statistic meta:table-count="0" meta:image-count="0" meta:object-count="0" meta:page-count="14" meta:paragraph-count="460" meta:word-count="3549" meta:character-count="21284" meta:non-whitespace-character-count="15436"/>
  </office:meta>
</office:document-meta>
</file>